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Garuda" svg:font-family="Garuda" style:font-pitch="variable"/>
    <style:font-face style:name="Mukti Narrow" svg:font-family="'Mukti Narrow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c2cd" draw:textarea-horizontal-align="justify" draw:textarea-vertical-align="middle" draw:auto-grow-height="false" fo:min-height="1.306cm" fo:min-width="1.41cm"/>
      <style:paragraph-properties style:writing-mode="lr-tb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1.306cm" fo:min-width="1.41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306cm" fo:min-width="1.41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306cm" fo:min-width="1.41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cm" svg:height="2.2cm" svg:x="13.5cm" svg:y="9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7cm" svg:height="2.2cm" svg:x="19.5cm" svg:y="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2.7cm" svg:height="2.2cm" svg:x="19.5cm" svg:y="3cm">
          <text:p text:style-name="P1"><text:span text:style-name="T1">f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2.7cm" svg:height="2.2cm" svg:x="7.5cm" svg:y="9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0.2cm" svg:y1="10.1cm" svg:x2="13.5cm" svg:y2="10.1cm" draw:start-shape="id1" draw:start-glue-point="10" draw:end-shape="id2" draw:end-glue-point="6" svg:d="M10200 10100h3300" svg:viewBox="0 0 3301 1">
          <text:p/>
        </draw:connector>
        <draw:connector draw:style-name="gr5" draw:text-style-name="P6" draw:layer="layout" draw:type="line" svg:x1="20.85cm" svg:y1="5.2cm" svg:x2="20.85cm" svg:y2="9cm" draw:start-shape="id3" draw:start-glue-point="8" draw:end-shape="id4" draw:end-glue-point="4" svg:d="M20850 5200v3800" svg:viewBox="0 0 1 3801">
          <text:p/>
        </draw:connector>
        <draw:connector draw:style-name="gr5" draw:text-style-name="P6" draw:layer="layout" draw:type="line" svg:x1="19.5cm" svg:y1="10.1cm" svg:x2="16.2cm" svg:y2="10.1cm" draw:start-shape="id4" draw:start-glue-point="6" draw:end-shape="id2" draw:end-glue-point="10" svg:d="M19500 10100h-3300" svg:viewBox="0 0 3301 1">
          <text:p/>
        </draw:connector>
        <draw:frame draw:style-name="gr6" draw:text-style-name="P9" draw:layer="layout" svg:width="3.5cm" svg:height="1.916cm" svg:x="16.4cm" svg:y="9.4cm">
          <draw:text-box>
            <text:p text:style-name="P7"><text:span text:style-name="T2">Simulator</text:span></text:p>
            <text:p text:style-name="P8"><text:span text:style-name="T2">Inadequacy</text:span></text:p>
          </draw:text-box>
        </draw:frame>
        <draw:frame draw:style-name="gr7" draw:text-style-name="P11" draw:layer="layout" svg:width="3.3cm" svg:height="1.361cm" svg:x="10.1cm" svg:y="9.439cm">
          <draw:text-box>
            <text:p text:style-name="P7"><text:span text:style-name="T2">Observation</text:span></text:p>
            <text:p text:style-name="P10"><text:span text:style-name="T2">Uncertainty</text:span></text:p>
          </draw:text-box>
        </draw:frame>
        <draw:frame draw:style-name="gr8" draw:text-style-name="P11" draw:layer="layout" svg:width="4.7cm" svg:height="1.361cm" svg:x="18.3cm" svg:y="6.1cm">
          <draw:text-box>
            <text:p text:style-name="P10"><text:span text:style-name="T2">Emulator </text:span></text:p>
            <text:p text:style-name="P10"><text:span text:style-name="T2">Varia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Garuda" svg:font-family="Garuda" style:font-pitch="variable"/>
    <style:font-face style:name="Mukti Narrow" svg:font-family="'Mukti Narrow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21:28:37.658387820</meta:creation-date>
    <dc:date>2022-08-23T21:49:44.054425998</dc:date>
    <meta:editing-duration>PT19S</meta:editing-duration>
    <meta:editing-cycles>1</meta:editing-cycles>
    <meta:document-statistic meta:object-count="10"/>
    <meta:generator>LibreOffice/6.4.7.2$Linux_X86_64 LibreOffice_project/40$Build-2</meta:generator>
  </office:meta>
</office:document-meta>
</file>